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 Sans1" svg:font-family="'Lucida Sans'"/>
    <style:font-face style:name="OpenSymbol" svg:font-family="OpenSymbol"/>
    <style:font-face style:name="Times New Roman1" svg:font-family="'Times New Roman'"/>
    <style:font-face style:name="Consolas" svg:font-family="Consolas"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991cm" style:auto-text-indent="false"/>
    </style:style>
    <style:style style:name="P2" style:family="paragraph" style:parent-style-name="Text_20_body">
      <style:paragraph-properties fo:margin-left="0cm" fo:margin-right="0cm" fo:text-align="justify" style:justify-single-word="false" fo:text-indent="1.042cm" style:auto-text-indent="false"/>
    </style:style>
    <style:style style:name="P3" style:family="paragraph" style:parent-style-name="Text_20_body">
      <style:paragraph-properties fo:margin-left="0cm" fo:margin-right="0cm" fo:text-indent="1.042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Text_20_body">
      <style:paragraph-properties fo:margin-left="0cm" fo:margin-right="0cm" fo:text-align="justify" style:justify-single-word="false" fo:text-indent="1.042cm" style:auto-text-indent="false"/>
      <style:text-properties style:font-name="Times New Roman" fo:font-size="12pt" fo:language="lt" fo:country="LT" fo:font-weight="bold" style:font-size-asian="12pt" style:font-weight-asian="bold" style:font-size-complex="12pt" style:font-weight-complex="bold"/>
    </style:style>
    <style:style style:name="P5" style:family="paragraph" style:parent-style-name="Text_20_body">
      <style:paragraph-properties fo:margin-left="0cm" fo:margin-right="0cm" fo:text-align="justify" style:justify-single-word="false" fo:text-indent="1.042cm" style:auto-text-indent="false"/>
      <style:text-properties style:font-name="Times New Roman" fo:font-size="12pt" fo:language="lt" fo:country="LT" fo:font-weight="normal" style:font-size-asian="12pt" style:font-weight-asian="normal" style:font-size-complex="12pt" style:font-weight-complex="normal"/>
    </style:style>
    <style:style style:name="P6" style:family="paragraph" style:parent-style-name="Text_20_body">
      <style:paragraph-properties fo:margin-left="0cm" fo:margin-right="0cm" fo:text-align="justify" style:justify-single-word="false" fo:text-indent="1.069cm" style:auto-text-indent="false"/>
      <style:text-properties style:font-name="Times New Roman" fo:font-size="12pt" fo:language="lt" fo:country="LT" fo:font-weight="normal" style:font-size-asian="12pt" style:font-weight-asian="normal" style:font-size-complex="12pt" style:font-weight-complex="normal"/>
    </style:style>
    <style:style style:name="P7" style:family="paragraph" style:parent-style-name="Text_20_body">
      <style:paragraph-properties fo:margin-left="0cm" fo:margin-right="0cm" fo:text-align="justify" style:justify-single-word="false" fo:text-indent="1.069cm" style:auto-text-indent="false"/>
      <style:text-properties style:font-name="Times New Roman" fo:font-size="12pt" fo:language="lt" fo:country="LT" fo:font-weight="bold" style:font-size-asian="12pt" style:font-weight-asian="bold" style:font-size-complex="12pt" style:font-weight-complex="bold"/>
    </style:style>
    <style:style style:name="P8" style:family="paragraph" style:parent-style-name="Standard">
      <style:paragraph-properties fo:margin-left="0cm" fo:margin-right="0cm" fo:text-align="justify" style:justify-single-word="false" fo:text-indent="1.069cm" style:auto-text-indent="false"/>
      <style:text-properties style:font-name="Times New Roman" fo:font-size="12pt" fo:language="lt" fo:country="L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8pt" style:font-size-asian="18pt" style:font-size-complex="18pt"/>
    </style:style>
    <style:style style:name="P11" style:family="paragraph" style:parent-style-name="Standard">
      <style:paragraph-properties fo:text-align="center" style:justify-single-word="false">
        <style:tab-stops>
          <style:tab-stop style:position="14.646cm"/>
        </style:tab-stops>
      </style:paragraph-properties>
      <style:text-properties fo:font-size="18pt" style:font-size-asian="18pt" style:font-size-complex="18pt"/>
    </style:style>
    <style:style style:name="P12" style:family="paragraph" style:parent-style-name="Standard">
      <style:paragraph-properties fo:line-height="150%" fo:text-align="center" style:justify-single-word="false"/>
      <style:text-properties fo:font-size="20pt" style:font-size-asian="20pt" style:font-size-complex="20pt"/>
    </style:style>
    <style:style style:name="P13" style:family="paragraph" style:parent-style-name="Standard">
      <style:paragraph-properties fo:line-height="150%" fo:text-align="center" style:justify-single-word="false"/>
      <style:text-properties fo:font-size="24pt" style:font-size-asian="24pt" style:font-size-complex="24pt"/>
    </style:style>
    <style:style style:name="P14" style:family="paragraph" style:parent-style-name="Standard">
      <style:paragraph-properties fo:text-align="center" style:justify-single-word="false"/>
      <style:text-properties fo:text-transform="uppercase"/>
    </style:style>
    <style:style style:name="P15" style:family="paragraph" style:parent-style-name="Standard">
      <style:text-properties style:font-name="Times New Roman" fo:font-size="12pt" fo:font-weight="normal" style:font-size-asian="12pt" style:font-weight-asian="normal" style:font-size-complex="12pt" style:font-weight-complex="normal"/>
    </style:style>
    <style:style style:name="P16" style:family="paragraph" style:parent-style-name="Standard">
      <style:text-properties fo:font-size="12pt" fo:font-style="normal" style:font-size-asian="12pt" style:font-style-asian="normal" style:font-size-complex="12pt" style:font-style-complex="normal"/>
    </style:style>
    <style:style style:name="P17" style:family="paragraph" style:parent-style-name="Standard">
      <style:paragraph-properties fo:margin-left="0.101cm" fo:margin-right="0cm" fo:line-height="100%" fo:text-align="center" style:justify-single-word="false" fo:text-indent="0cm" style:auto-text-indent="false"/>
      <style:text-properties fo:font-size="18pt" style:font-size-asian="18pt" style:font-size-complex="18pt"/>
    </style:style>
    <style:style style:name="P18" style:family="paragraph" style:parent-style-name="Standard">
      <style:paragraph-properties fo:margin-left="0cm" fo:margin-right="0cm" fo:line-height="100%" fo:text-align="center" style:justify-single-word="false" fo:text-indent="0cm" style:auto-text-indent="false">
        <style:tab-stops/>
      </style:paragraph-properties>
      <style:text-properties fo:font-size="14pt" style:font-size-asian="14pt" style:font-size-complex="14pt"/>
    </style:style>
    <style:style style:name="P19" style:family="paragraph" style:parent-style-name="Standard">
      <style:paragraph-properties fo:margin-left="0cm" fo:margin-right="0cm" fo:line-height="100%" fo:text-align="center" style:justify-single-word="false" fo:text-indent="0cm" style:auto-text-indent="false">
        <style:tab-stops>
          <style:tab-stop style:position="0cm"/>
        </style:tab-stops>
      </style:paragraph-properties>
      <style:text-properties fo:font-size="14pt" style:font-size-asian="14pt" style:font-size-complex="14pt"/>
    </style:style>
    <style:style style:name="P20" style:family="paragraph" style:parent-style-name="Standard">
      <style:paragraph-properties fo:margin-left="0cm" fo:margin-right="0cm" fo:line-height="100%" fo:text-align="center" style:justify-single-word="false" fo:text-indent="0cm" style:auto-text-indent="false">
        <style:tab-stops>
          <style:tab-stop style:position="0cm"/>
        </style:tab-stops>
      </style:paragraph-properties>
      <style:text-properties fo:font-size="14pt" fo:font-weight="normal" style:font-size-asian="14pt" style:font-weight-asian="normal" style:font-size-complex="14pt" style:font-weight-complex="normal"/>
    </style:style>
    <style:style style:name="P21" style:family="paragraph" style:parent-style-name="Standard">
      <style:paragraph-properties fo:margin-left="0cm" fo:margin-right="0cm" fo:line-height="100%" fo:text-align="center" style:justify-single-word="false" fo:text-indent="0cm" style:auto-text-indent="false">
        <style:tab-stops/>
      </style:paragraph-properties>
      <style:text-properties fo:font-size="14pt" fo:font-weight="bold" style:font-size-asian="14pt" style:font-weight-asian="bold" style:font-size-complex="14pt" style:font-weight-complex="bold"/>
    </style:style>
    <style:style style:name="P22" style:family="paragraph" style:parent-style-name="Standard">
      <style:paragraph-properties fo:margin-left="0cm" fo:margin-right="0cm" fo:text-align="justify" style:justify-single-word="false" fo:text-indent="0cm" style:auto-text-indent="false"/>
    </style:style>
    <style:style style:name="P23" style:family="paragraph" style:parent-style-name="Text_20_body">
      <style:paragraph-properties fo:margin-left="0cm" fo:margin-right="0cm" fo:text-align="justify" style:justify-single-word="false" fo:text-indent="0cm" style:auto-text-indent="false"/>
    </style:style>
    <style:style style:name="P24" style:family="paragraph" style:parent-style-name="Text_20_body">
      <style:paragraph-properties fo:margin-left="0cm" fo:margin-right="0cm" fo:text-align="justify" style:justify-single-word="false" fo:text-indent="0cm" style:auto-text-indent="false"/>
      <style:text-properties fo:font-weight="bold" style:font-weight-asian="bold" style:font-weight-complex="bold"/>
    </style:style>
    <style:style style:name="P25" style:family="paragraph" style:parent-style-name="Standard">
      <style:paragraph-properties fo:margin-left="0cm" fo:margin-right="0cm" fo:text-align="justify" style:justify-single-word="false" fo:text-indent="1.018cm" style:auto-text-indent="false"/>
    </style:style>
    <style:style style:name="P26" style:family="paragraph" style:parent-style-name="Standard">
      <style:paragraph-properties fo:margin-left="0cm" fo:margin-right="0cm" fo:text-align="justify" style:justify-single-word="false" fo:text-indent="1.018cm" style:auto-text-indent="false">
        <style:tab-stops>
          <style:tab-stop style:position="3.434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paragraph-properties>
        <style:tab-stops>
          <style:tab-stop style:position="3.434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style:font-name="Times New Roman" fo:font-size="12pt" fo:language="lt" fo:country="LT" fo:font-weight="normal" style:font-size-asian="12pt" style:font-weight-asian="normal" style:font-size-complex="12pt" style:font-weight-complex="normal"/>
    </style:style>
    <style:style style:name="P30" style:family="paragraph" style:parent-style-name="Text_20_body">
      <style:text-properties style:font-name="Times New Roman" fo:font-size="12pt" fo:language="lt" fo:country="L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text-properties style:font-name="Times New Roman" fo:font-size="12pt" fo:language="lt" fo:country="LT" fo:font-style="normal" fo:font-weight="bold" style:font-size-asian="12pt" style:font-style-asian="normal" style:font-weight-asian="bold" style:font-size-complex="12pt" style:font-style-complex="normal" style:font-weight-complex="bold"/>
    </style:style>
    <style:style style:name="P32" style:family="paragraph" style:parent-style-name="Text_20_body">
      <style:text-properties style:font-name="Arial" fo:font-size="14pt" fo:language="lt" fo:country="LT" fo:font-style="normal" fo:font-weight="bold" style:font-size-asian="14pt" style:font-style-asian="normal" style:font-weight-asian="bold" style:font-size-complex="14pt" style:font-style-complex="normal" style:font-weight-complex="bold"/>
    </style:style>
    <style:style style:name="P33" style:family="paragraph" style:parent-style-name="Text_20_body">
      <style:text-properties style:font-name="Arial" fo:language="lt" fo:country="LT" fo:font-style="normal" style:font-style-asian="normal" style:font-style-complex="normal"/>
    </style:style>
    <style:style style:name="P34" style:family="paragraph" style:parent-style-name="Text_20_body">
      <style:text-properties style:font-name="Arial" fo:font-size="12pt" fo:language="lt" fo:country="LT" fo:font-style="normal" fo:font-weight="bold" style:font-size-asian="12pt" style:font-style-asian="normal" style:font-weight-asian="bold" style:font-size-complex="12pt" style:font-style-complex="normal" style:font-weight-complex="bold"/>
    </style:style>
    <style:style style:name="P35" style:family="paragraph" style:parent-style-name="Text_20_body">
      <style:text-properties style:font-name="Arial" fo:font-size="12pt" fo:language="lt" fo:country="LT" fo:font-style="normal" fo:font-weight="normal" style:font-size-asian="12pt" style:font-style-asian="normal" style:font-weight-asian="normal" style:font-size-complex="12pt" style:font-style-complex="normal" style:font-weight-complex="normal"/>
    </style:style>
    <style:style style:name="P36" style:family="paragraph" style:parent-style-name="Text_20_body">
      <style:text-properties style:font-name="Arial" fo:language="en" fo:country="US" fo:font-style="normal" style:font-style-asian="normal" style:font-style-complex="normal"/>
    </style:style>
    <style:style style:name="P37" style:family="paragraph" style:parent-style-name="Text_20_body">
      <style:paragraph-properties fo:text-align="justify" style:justify-single-word="false"/>
    </style:style>
    <style:style style:name="P38" style:family="paragraph" style:parent-style-name="Standard">
      <style:paragraph-properties fo:margin-top="0cm" fo:margin-bottom="0.499cm"/>
      <style:text-properties fo:font-size="12pt" style:font-size-asian="12pt" style:font-size-complex="12pt"/>
    </style:style>
    <style:style style:name="P39" style:family="paragraph" style:parent-style-name="Text_20_body">
      <style:paragraph-properties fo:margin-left="0cm" fo:margin-right="0cm" fo:text-align="justify" style:justify-single-word="false" fo:text-indent="1.12cm" style:auto-text-indent="false"/>
      <style:text-properties style:font-name="Times New Roman" fo:font-size="12pt" fo:language="lt" fo:country="LT" fo:font-weight="normal" style:font-size-asian="12pt" style:font-weight-asian="normal" style:font-size-complex="12pt" style:font-weight-complex="normal"/>
    </style:style>
    <style:style style:name="P40" style:family="paragraph" style:parent-style-name="Text_20_body">
      <style:paragraph-properties fo:margin-left="0cm" fo:margin-right="0cm" fo:text-indent="1.016cm" style:auto-text-indent="false"/>
      <style:text-properties style:font-name="Times New Roman" fo:font-size="12pt" fo:language="lt" fo:country="LT"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0cm" fo:margin-right="0cm" fo:text-indent="1.016cm" style:auto-text-indent="fals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0cm" fo:margin-right="0cm" fo:text-indent="0.965cm" style:auto-text-indent="false"/>
      <style:text-properties fo:language="lt" fo:country="LT" fo:font-style="normal" style:font-style-asian="normal" style:font-style-complex="normal"/>
    </style:style>
    <style:style style:name="P43" style:family="paragraph" style:parent-style-name="Standard" style:list-style-name="L6">
      <style:paragraph-properties fo:margin-top="0cm" fo:margin-bottom="0cm" fo:line-height="100%" fo:text-align="justify" style:justify-single-word="false"/>
      <style:text-properties style:font-name="Times New Roman" fo:font-size="12pt" fo:language="lt" fo:country="LT" fo:font-weight="normal" style:font-size-asian="12pt" style:font-weight-asian="normal" style:font-size-complex="12pt" style:font-weight-complex="normal"/>
    </style:style>
    <style:style style:name="P44" style:family="paragraph" style:parent-style-name="Standard">
      <style:paragraph-properties fo:margin-top="0cm" fo:margin-bottom="0cm" fo:line-height="100%" fo:text-align="justify" style:justify-single-word="false"/>
      <style:text-properties style:font-name="Consolas" fo:font-size="12pt" fo:language="lt" fo:country="LT" fo:font-weight="normal" style:font-size-asian="12pt" style:font-weight-asian="normal" style:font-size-complex="12pt" style:font-weight-complex="normal"/>
    </style:style>
    <style:style style:name="P45" style:family="paragraph" style:parent-style-name="Standard" style:list-style-name="L6">
      <style:paragraph-properties fo:margin-top="0cm" fo:margin-bottom="0cm" fo:line-height="100%" fo:text-align="justify" style:justify-single-word="false"/>
      <style:text-properties style:font-name="Consolas" fo:font-size="12pt" fo:language="lt" fo:country="LT" fo:font-weight="normal" style:font-size-asian="12pt" style:font-weight-asian="normal" style:font-size-complex="12pt" style:font-weight-complex="normal"/>
    </style:style>
    <style:style style:name="P46" style:family="paragraph" style:parent-style-name="Heading_20_1">
      <style:paragraph-properties fo:break-before="page"/>
      <style:text-properties fo:font-size="14pt" style:font-size-asian="14pt" style:font-size-complex="14pt"/>
    </style:style>
    <style:style style:name="P47" style:family="paragraph" style:parent-style-name="Heading_20_2">
      <style:text-properties fo:font-size="14pt" fo:font-style="normal" fo:font-weight="bold" style:font-size-asian="14pt" style:font-style-asian="normal" style:font-weight-asian="bold" style:font-size-complex="14pt" style:font-style-complex="normal" style:font-weight-complex="bold"/>
    </style:style>
    <style:style style:name="P48" style:family="paragraph" style:parent-style-name="Heading_20_2">
      <style:text-properties fo:font-style="normal" style:font-style-asian="normal" style:font-style-complex="normal"/>
    </style:style>
    <style:style style:name="P49" style:family="paragraph" style:parent-style-name="Heading_20_2">
      <style:text-properties style:font-name="Arial" fo:font-size="14pt" fo:language="lt" fo:country="LT" fo:font-style="normal" fo:font-weight="bold" style:font-size-asian="14pt" style:font-style-asian="normal" style:font-weight-asian="bold" style:font-size-complex="14pt" style:font-style-complex="normal" style:font-weight-complex="bold"/>
    </style:style>
    <style:style style:name="P50" style:family="paragraph" style:parent-style-name="Heading_20_3">
      <style:text-properties style:font-name="Arial" fo:font-size="14pt" fo:language="lt" fo:country="LT" fo:font-style="normal" fo:font-weight="bold" style:font-size-asian="14pt" style:font-style-asian="normal" style:font-weight-asian="bold" style:font-size-complex="14pt" style:font-style-complex="normal" style:font-weight-complex="bold"/>
    </style:style>
    <style:style style:name="P51" style:family="paragraph" style:parent-style-name="Heading_20_3">
      <style:text-properties style:font-name="Arial" fo:language="lt" fo:country="LT" fo:font-style="normal" style:font-style-asian="normal" style:font-style-complex="normal"/>
    </style:style>
    <style:style style:name="P52" style:family="paragraph" style:parent-style-name="Heading_20_3">
      <style:text-properties fo:language="lt" fo:country="LT" fo:font-style="normal" style:font-style-asian="normal" style:font-style-complex="normal"/>
    </style:style>
    <style:style style:name="P53"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54" style:family="paragraph" style:parent-style-name="Heading_20_3">
      <style:paragraph-properties fo:break-before="page"/>
      <style:text-properties style:font-name="Arial" fo:font-size="14pt" fo:language="lt" fo:country="LT" fo:font-style="normal" fo:font-weight="bold" style:font-size-asian="14pt" style:font-style-asian="normal" style:font-weight-asian="bold" style:font-size-complex="14pt" style:font-style-complex="normal" style:font-weight-complex="bold"/>
    </style:style>
    <style:style style:name="P55" style:family="paragraph" style:parent-style-name="Text_20_body" style:list-style-name="L1">
      <style:paragraph-properties fo:text-align="start" style:justify-single-word="false"/>
    </style:style>
    <style:style style:name="P56" style:family="paragraph" style:parent-style-name="Text_20_body" style:list-style-name="L2">
      <style:text-properties fo:font-size="14pt" fo:font-weight="bold" style:font-size-asian="14pt" style:font-weight-asian="bold" style:font-size-complex="14pt" style:font-weight-complex="bold"/>
    </style:style>
    <style:style style:name="P57" style:family="paragraph" style:parent-style-name="Text_20_body" style:list-style-name="L3">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58" style:family="paragraph" style:parent-style-name="Text_20_body" style:list-style-name="L5">
      <style:paragraph-properties fo:text-align="justify" style:justify-single-word="false"/>
      <style:text-properties style:font-name="Times New Roman" fo:font-size="12pt" fo:language="lt" fo:country="LT" fo:font-weight="normal" style:font-size-asian="12pt" style:font-weight-asian="normal" style:font-size-complex="12pt" style:font-weight-complex="normal"/>
    </style:style>
    <style:style style:name="P59" style:family="paragraph" style:parent-style-name="Text_20_body" style:list-style-name="L6">
      <style:paragraph-properties fo:text-align="justify" style:justify-single-word="false"/>
      <style:text-properties style:font-name="Times New Roman" fo:font-size="12pt" fo:language="lt" fo:country="LT" fo:font-weight="normal" style:font-size-asian="12pt" style:font-weight-asian="normal" style:font-size-complex="12pt" style:font-weight-complex="normal"/>
    </style:style>
    <style:style style:name="P60" style:family="paragraph" style:parent-style-name="Text_20_body" style:list-style-name="L7">
      <style:paragraph-properties fo:text-align="justify" style:justify-single-word="false"/>
      <style:text-properties style:font-name="Times New Roman" fo:font-size="12pt" fo:language="lt" fo:country="LT" fo:font-weight="normal" style:font-size-asian="12pt" style:font-weight-asian="normal" style:font-size-complex="12pt" style:font-weight-complex="normal"/>
    </style:style>
    <style:style style:name="P61" style:family="paragraph" style:parent-style-name="Text_20_body" style:list-style-name="L10">
      <style:text-properties style:font-name="Times New Roman" fo:font-size="12pt" fo:language="lt" fo:country="LT" fo:font-style="normal" fo:font-weight="normal" style:font-size-asian="12pt" style:font-style-asian="normal" style:font-weight-asian="normal" style:font-size-complex="12pt" style:font-style-complex="normal" style:font-weight-complex="normal"/>
    </style:style>
    <style:style style:name="P62" style:family="paragraph" style:parent-style-name="Text_20_body" style:list-style-name="L4">
      <style:paragraph-properties fo:text-align="justify" style:justify-single-word="false"/>
    </style:style>
    <style:style style:name="P63" style:family="paragraph" style:parent-style-name="Text_20_body" style:list-style-name="L6">
      <style:paragraph-properties fo:text-align="justify" style:justify-single-word="false"/>
    </style:style>
    <style:style style:name="P64" style:family="paragraph" style:parent-style-name="Text_20_body" style:list-style-name="L5">
      <style:paragraph-properties fo:text-align="start" style:justify-single-word="false"/>
      <style:text-properties style:font-name="Times New Roman1" fo:font-size="12pt" fo:language="lt" fo:country="LT" fo:font-weight="normal" style:font-size-asian="12pt" style:font-weight-asian="normal" style:font-size-complex="12pt" style:font-weight-complex="normal"/>
    </style:style>
    <style:style style:name="P65" style:family="paragraph" style:parent-style-name="Text_20_body" style:list-style-name="L1">
      <style:paragraph-properties fo:margin-top="0cm" fo:margin-bottom="0cm" fo:text-align="start" style:justify-single-word="false"/>
      <style:text-properties fo:font-size="12pt" style:font-size-asian="12pt" style:font-size-complex="12pt"/>
    </style:style>
    <style:style style:name="P66" style:family="paragraph" style:parent-style-name="Text_20_body" style:list-style-name="L8">
      <style:paragraph-properties fo:margin-left="0cm" fo:margin-right="0cm" fo:text-align="justify" style:justify-single-word="false" fo:text-indent="1.069cm" style:auto-text-indent="false"/>
      <style:text-properties style:font-name="Times New Roman" fo:font-size="12pt" fo:language="lt" fo:country="LT" fo:font-weight="normal" style:font-size-asian="12pt" style:font-weight-asian="normal" style:font-size-complex="12pt" style:font-weight-complex="normal"/>
    </style:style>
    <style:style style:name="P67" style:family="paragraph" style:parent-style-name="Text_20_body" style:list-style-name="L9">
      <style:paragraph-properties fo:margin-left="0cm" fo:margin-right="0cm" fo:text-align="justify" style:justify-single-word="false" fo:text-indent="1.069cm" style:auto-text-indent="false"/>
    </style:style>
    <style:style style:name="P68" style:family="paragraph" style:parent-style-name="Text_20_body" style:master-page-name="Standard">
      <style:paragraph-properties fo:margin-left="0cm" fo:margin-right="0cm" fo:text-align="justify" style:justify-single-word="false" fo:text-indent="0cm" style:auto-text-indent="false" style:page-number="auto"/>
      <style:text-properties style:font-name="Times New Roman" fo:font-size="12pt" fo:language="lt" fo:country="LT" fo:font-weight="normal" style:font-size-asian="12pt" style:font-weight-asian="normal" style:font-size-complex="12pt" style:font-weight-complex="normal"/>
    </style:style>
    <style:style style:name="P69" style:family="paragraph">
      <style:paragraph-properties fo:text-align="center"/>
    </style:style>
    <style:style style:name="P70" style:family="paragraph">
      <style:paragraph-properties fo:text-align="center"/>
      <style:text-properties style:font-name="Verdana" fo:font-size="9pt" fo:font-weight="bold" style:font-size-asian="9pt" style:font-weight-asian="bold" style:font-size-complex="9pt" style:font-weight-complex="bold"/>
    </style:style>
    <style:style style:name="P71" style:family="paragraph">
      <style:paragraph-properties fo:text-align="center"/>
      <style:text-properties style:font-name="Verdana" fo:font-size="9pt" style:font-size-asian="9pt" style:font-size-complex="9pt"/>
    </style:style>
    <style:style style:name="P72" style:family="paragraph">
      <style:text-properties style:font-name="Verdana" fo:font-size="9pt" style:font-size-asian="9pt" style:font-size-complex="9pt"/>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lt" fo:country="LT" fo:font-style="normal" fo:font-weight="bold" style:font-style-asian="normal" style:font-weight-asian="bold" style:font-style-complex="normal" style:font-weight-complex="bold"/>
    </style:style>
    <style:style style:name="T5" style:family="text">
      <style:text-properties fo:language="lt" fo:country="LT" fo:font-style="normal" style:font-style-asian="normal" style:font-style-complex="normal"/>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font-size="12pt" fo:language="lt" fo:country="LT" fo:font-weight="normal" style:font-size-asian="12pt" style:font-weight-asian="normal" style:font-size-complex="12pt" style:font-weight-complex="normal"/>
    </style:style>
    <style:style style:name="T8" style:family="text">
      <style:text-properties style:font-name="Times New Roman" fo:font-size="12pt" fo:language="lt" fo:country="LT" style:font-size-asian="12pt" style:font-size-complex="12pt"/>
    </style:style>
    <style:style style:name="T9" style:family="text">
      <style:text-properties style:font-name="Times New Roman" fo:font-size="12pt" fo:language="lt" fo:country="L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Times New Roman" fo:font-size="12pt" fo:language="lt" fo:country="LT" fo:font-style="normal" fo:font-weight="bold" style:font-size-asian="12pt" style:font-style-asian="normal" style:font-weight-asian="bold" style:font-size-complex="12pt" style:font-style-complex="normal" style:font-weight-complex="bold"/>
    </style:style>
    <style:style style:name="T1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2" style:family="text">
      <style:text-properties style:font-name="Times New Roman" fo:font-size="12pt" fo:font-weight="bold" style:font-size-asian="12pt" style:font-weight-asian="bold" style:font-size-complex="12pt" style:font-weight-complex="bold"/>
    </style:style>
    <style:style style:name="T13" style:family="text">
      <style:text-properties style:font-name="Arial" fo:font-size="14pt" fo:language="lt" fo:country="LT" fo:font-style="normal" fo:font-weight="bold" style:font-size-asian="14pt" style:font-style-asian="normal" style:font-weight-asian="bold" style:font-size-complex="14pt" style:font-style-complex="normal" style:font-weight-complex="bold"/>
    </style:style>
    <style:style style:name="T14" style:family="text">
      <style:text-properties style:font-name="Arial" fo:font-size="12pt" fo:language="lt" fo:country="LT" fo:font-style="normal" fo:font-weight="bold" style:font-size-asian="12pt" style:font-style-asian="normal" style:font-weight-asian="bold" style:font-size-complex="12pt" style:font-style-complex="normal" style:font-weight-complex="bold"/>
    </style:style>
    <style:style style:name="T15" style:family="text">
      <style:text-properties fo:color="#000000" style:font-name="Times New Roman" style:language-asian="lt" style:country-asian="LT"/>
    </style:style>
    <style:style style:name="T16" style:family="text">
      <style:text-properties fo:color="#000000" style:font-name="Times New Roman" fo:language="en" fo:country="US" style:language-asian="lt" style:country-asian="LT"/>
    </style:style>
    <style:style style:name="T17" style:family="text">
      <style:text-properties fo:color="#000000" style:text-position="sub 58%" style:font-name="Times New Roman" style:language-asian="lt" style:country-asian="LT"/>
    </style:style>
    <style:style style:name="T18" style:family="text">
      <style:text-properties fo:color="#000000" style:text-position="sub 58%" style:language-asian="lt" style:country-asian="LT"/>
    </style:style>
    <style:style style:name="T19" style:family="text">
      <style:text-properties fo:color="#000000" style:language-asian="lt" style:country-asian="LT"/>
    </style:style>
    <style:style style:name="T20" style:family="text">
      <style:text-properties fo:color="#000000" fo:language="en" fo:country="US" style:language-asian="lt" style:country-asian="LT"/>
    </style:style>
    <style:style style:name="T21" style:family="text">
      <style:text-properties fo:language="en" fo:country="US"/>
    </style:style>
    <style:style style:name="T22" style:family="text">
      <style:text-properties style:font-name="Verdana" fo:font-size="9pt" fo:font-weight="bold" style:font-size-asian="9pt" style:font-weight-asian="bold" style:font-size-complex="9pt" style:font-weight-complex="bold"/>
    </style:style>
    <style:style style:name="T23" style:family="text">
      <style:text-properties style:font-name="Verdana" fo:font-size="9pt" style:font-size-asian="9pt" style:font-size-complex="9pt"/>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fo:margin-left="-5.4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4.8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4.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635cm" fo:margin-left="-2.9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635cm" fo:margin-left="-2.3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635cm" fo:margin-left="-1.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635cm" fo:margin-left="-1.0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635cm" fo:margin-left="-0.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35cm" fo:text-indent="-0.635cm" fo:margin-left="0.23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312cm" fo:text-indent="-0.635cm" fo:margin-left="2.31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47cm" fo:text-indent="-0.635cm" fo:margin-left="2.94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82cm" fo:text-indent="-0.635cm" fo:margin-left="3.58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17cm" fo:text-indent="-0.635cm" fo:margin-left="4.2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52cm" fo:text-indent="-0.635cm" fo:margin-left="4.8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87cm" fo:text-indent="-0.635cm" fo:margin-left="5.48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22cm" fo:text-indent="-0.635cm" fo:margin-left="6.12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57cm" fo:text-indent="-0.635cm" fo:margin-left="6.75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92cm" fo:text-indent="-0.635cm" fo:margin-left="7.39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27cm" fo:text-indent="-0.635cm" fo:margin-left="8.027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39cm" fo:text-indent="-0.635cm" fo:margin-left="2.3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025cm" fo:text-indent="-0.635cm" fo:margin-left="3.02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66cm" fo:text-indent="-0.635cm" fo:margin-left="3.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95cm" fo:text-indent="-0.635cm" fo:margin-left="4.29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93cm" fo:text-indent="-0.635cm" fo:margin-left="4.9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565cm" fo:text-indent="-0.635cm" fo:margin-left="5.56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cm" fo:text-indent="-0.635cm" fo:margin-left="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835cm" fo:text-indent="-0.635cm" fo:margin-left="6.8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47cm" fo:text-indent="-0.635cm" fo:margin-left="7.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05cm" fo:text-indent="-0.635cm" fo:margin-left="8.10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4bd5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 draw:marker-start-width="0.199cm"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0.3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8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4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none" draw:fill-color="#ffffff" fo:min-height="0.5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color="#000000" draw:fill="none" draw:fill-color="#ffffff" fo:min-height="0.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color="#000000" draw:fill="none" draw:fill-color="#ffffff" fo:min-height="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draw:marker-start="Symmetric_20_Arrow" draw:marker-end="Symmetric_20_Arrow"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Vilniaus Universitetas</text:p>
      <text:p text:style-name="P14">Matematikos ir Informatikos fakultet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P12">Projektas</text:p>
      <text:p text:style-name="P13">Interaktyvi OS</text:p>
      <text:p text:style-name="P10"/>
      <text:p text:style-name="P10"/>
      <text:p text:style-name="P10"/>
      <text:p text:style-name="P10"/>
      <text:p text:style-name="P10"/>
      <text:p text:style-name="P10"/>
      <text:p text:style-name="P11"/>
      <text:p text:style-name="P10"/>
      <text:p text:style-name="P10"/>
      <text:p text:style-name="P10"/>
      <text:p text:style-name="P10"/>
      <text:p text:style-name="P17"/>
      <text:p text:style-name="P18"/>
      <text:p text:style-name="P18"/>
      <text:p text:style-name="P21"/>
      <text:p text:style-name="P18"/>
      <text:p text:style-name="P19">Parengė: <text:span text:style-name="T2">Darius Babravičius</text:span>, <text:span text:style-name="T2">Simonas Jončys</text:span>, <text:span text:style-name="T2">Gytis Karčiauskas </text:span></text:p>
      <text:p text:style-name="P20">(3 kursas, 2 grupė)</text:p>
      <text:p text:style-name="P20"/>
      <text:p text:style-name="P20">Vilnius, 2011m. vasario 22 d. </text:p>
      <text:h text:style-name="P47" text:outline-level="2"><text:soft-page-break/>Užduoties aprašymas</text:h>
      <text:p text:style-name="P3">Užduoties variantas – D.</text:p>
      <text:p text:style-name="P26">Projektuojama interaktyvi OS.</text:p>
      <text:p text:style-name="P25">Virtualios mašinos procesoriaus komandos operuoja su duomenimis, esančiais steko viršūnėje. Yra komandos duomenų persiuntimui iš atminties į steką ir atvirkščiai, aritmetinės (sudėties, atimties, daugybos, dalybos), sąlyginio ir besąlyginio valdymo perdavimo, įvedimo, išvedimo ir programos pabaigos komandos. Registrai yra du: komandų skaitiklio ir steko viršūnės. Atminties dydis yra 256 blokų po 256 žodžius (žodžio ilgį pasirinkite patys).</text:p>
      <text:p text:style-name="P25">Realios mašinos procesorius gali dirbti dviem režimais: vartotojo ir supervizoriaus. Virtualios mašinos atmintis atvaizduojama į vartotojo atmintį naudojant puslapių transliaciją. Numatytas swapping mechanizmo palaikymas, t.y. vartotojo atminties puslapiai gali būti iškeliami į išorinę atmintį. Yra taimeris, kas tam tikrą laiko intervalą generuojantis pertraukimus. Įvedimui naudojama klaviatūra, išvedimui - ekranas. Yra išorinės atminties įrenginys - kietasis diskas.</text:p>
      <text:p text:style-name="P25">Vartotojas, dirbantis su sistema, programas paleidžia interaktyviai, surinkdamas atitinkamą komandą. Laikoma, kad vartotojo programos yra realios mašinos kietajame diske, į kurį jos patalpinamos „išorinėmis“, modelio, o ne projektuojamos OS, priemonėmis. Trūkstant atminties, sistema dalį vartotojo atminties puslapių (bet ne visą kažkurios VM atmintį) perkelia į išorinę atmintį, t.y. naudoja swapping'ą.</text:p>
      <text:h text:style-name="P48" text:outline-level="2">Užduoties reikalavimai</text:h>
      <text:p text:style-name="P16">Bendrieji reikalavimai yra šie:</text:p>
      <text:p text:style-name="P38">Turi būti pateiktas realios mašinos aprašas. Aprašą turi sudaryti: </text:p>
      <text:list xml:id="list38314933" text:style-name="L1">
        <text:list-item>
          <text:p text:style-name="P65">1.1) Kokie techninės įrangos komponentai sudaro realią mašiną: procesorius, vartotojo atmintis, supervizorinė atmintis, išorinė atmintis, duomenų perdavimo kanalai, įvedimo/išvedimo įrenginiai.<text:line-break/>1.2) Kiekvienas išskirtas techninis realios mašinos techninės įrangos komponentas turi būti detalizuojamas. Pavyzdžiui, aprašomos procesoriaus charakteristikos: kokios yra registrų grupės, kaip skaičiuojamas procesoriuje laikas, kaip nustatomas procesoriaus darbo režimas ir t.t.<text:line-break/>1.3) Galutinis realios mašinos aprašo rezultatas - tai realios mašinos techninės įrangos komponentų išsidėstymo vienas kito atžvilgiu ir tarpusavio sąveikos schema.</text:p>
        </text:list-item>
        <text:list-item>
          <text:p text:style-name="P65">Turi būti pateiktas virtualios mašinos aprašas. Aprašą turi sudaryti: </text:p>
          <text:p text:style-name="P65">2.1) Modeliuojamos virtualios mašinos sampratos aprašymas keliais sakiniais.<text:line-break/>2.2) Modeliuojamos virtualios mašinos loginių komponentų aprašymas. Privalomi komponentai:</text:p>
          <text:p text:style-name="P65">2.2.1) Virtualios mašinos atmintis.<text:line-break/>2.2.2) Virtualios mašinos procesorius.<text:line-break/>2.2.3) Virtualios mašinos komandų sistema. Komandos turi būti suskirstytos į grupes pagal paskirtį (aritmetinės, valdymo perdavimo ir t.t.).</text:p>
          <text:p text:style-name="P65">2.3) Virtualios mašinos bendravimo su įvedimo/išvedimo įrenginiais mechanizmo aprašymas.<text:line-break/>2.4) Virtualios mašinos interpretuojamojo ar kompiliuojamo vykdomojo failo išeities teksto formatas. Pavyzdžiui, kaip išskiriamas duomenų segmentas, kodo segmentas, kaip aprašomi duomenys ir t.t.)<text:line-break/>2.5) Modeliuojamos virtualios mašinos loginių komponentų sąryšio su realios mašinos techninės įrangos komponentais aprašymas.</text:p>
        </text:list-item>
        <text:list-item>
          <text:p text:style-name="P55">Trumpas aprašas, kaip virtuali mašina įsivaizduojama visos operacinės sistemos kontekste. </text:p>
        </text:list-item>
      </text:list>
      <text:h text:style-name="P46" text:outline-level="1">Realios ir virtualios mašinos specifikacijos</text:h>
      <text:h text:style-name="P47" text:outline-level="2">Reali mašina</text:h>
      <text:h text:style-name="Heading_20_3" text:outline-level="3"><text:span text:style-name="T1">Realios mašinos mo</text:span><text:span text:style-name="T1">delis</text:span></text:h>
      <text:p text:style-name="P27"><draw:rect text:anchor-type="paragraph" draw:z-index="0" draw:style-name="gr1" draw:text-style-name="P70" svg:width="4.493cm" svg:height="0.869cm" svg:x="4.674cm" svg:y="-0.041cm"><text:p text:style-name="P69"><text:span text:style-name="T22">Centrinis procesorius</text:span></text:p></draw:rect></text:p>
      <text:list xml:id="list38320776" text:style-name="L2">
        <text:list-header>
          <text:p text:style-name="P56"><draw:frame text:anchor-type="paragraph" draw:z-index="18" draw:style-name="gr9" draw:text-style-name="P72" svg:width="0.576cm" svg:height="0.555cm" svg:x="4.937cm" svg:y="3.544cm"><draw:text-box><text:p><text:span text:style-name="T23">C</text:span></text:p></draw:text-box></draw:frame><draw:frame text:anchor-type="paragraph" draw:z-index="17" draw:style-name="gr9" draw:text-style-name="P72" svg:width="0.576cm" svg:height="0.555cm" svg:x="4.937cm" svg:y="2.84cm"><draw:text-box><text:p><text:span text:style-name="T23">IC</text:span></text:p></draw:text-box></draw:frame><draw:line text:anchor-type="paragraph" draw:z-index="16" draw:style-name="gr5" draw:text-style-name="P69" svg:x1="6.713cm" svg:y1="2.725cm" svg:x2="6.713cm" svg:y2="3.36cm"><text:p/></draw:line><draw:line text:anchor-type="paragraph" draw:z-index="15" draw:style-name="gr5" draw:text-style-name="P69" svg:x1="8.382cm" svg:y1="0.36cm" svg:x2="8.382cm" svg:y2="0.995cm"><text:p/></draw:line><draw:line text:anchor-type="paragraph" draw:z-index="14" draw:style-name="gr5" draw:text-style-name="P69" svg:x1="6.653cm" svg:y1="0.36cm" svg:x2="6.653cm" svg:y2="0.995cm"><text:p/></draw:line><draw:line text:anchor-type="paragraph" draw:z-index="13" draw:style-name="gr5" draw:text-style-name="P69" svg:x1="7.525cm" svg:y1="0.36cm" svg:x2="7.525cm" svg:y2="0.995cm"><text:p/></draw:line><draw:frame text:anchor-type="paragraph" draw:z-index="12" draw:style-name="gr9" draw:text-style-name="P72" svg:width="1.033cm" svg:height="0.555cm" svg:x="4.884cm" svg:y="0.36cm"><draw:text-box><text:p><text:span text:style-name="T23">PTR</text:span></text:p></draw:text-box></draw:frame><draw:rect text:anchor-type="paragraph" draw:z-index="10" draw:style-name="gr5" draw:text-style-name="P69" svg:width="3.243cm" svg:height="0.636cm" svg:x="5.916cm" svg:y="0.36cm"><text:p/></draw:rect><draw:line text:anchor-type="paragraph" draw:z-index="9" draw:style-name="gr8" draw:text-style-name="P69" svg:x1="1.961cm" svg:y1="2.184cm" svg:x2="1.961cm" svg:y2="2.992cm"><text:p/></draw:line><draw:line text:anchor-type="paragraph" draw:z-index="8" draw:style-name="gr8" draw:text-style-name="P69" svg:x1="3.403cm" svg:y1="1.519cm" svg:x2="4.675cm" svg:y2="1.519cm"><text:p/></draw:line><draw:rect text:anchor-type="paragraph" draw:z-index="7" draw:style-name="gr7" draw:text-style-name="P71" svg:width="2.756cm" svg:height="1.971cm" svg:x="0.647cm" svg:y="0.213cm"><text:p text:style-name="P69"><text:span text:style-name="T23">Puslapiavimo</text:span></text:p><text:p text:style-name="P69"><text:span text:style-name="T23">mechanizmas</text:span></text:p></draw:rect><draw:rect text:anchor-type="paragraph" draw:z-index="6" draw:style-name="gr6" draw:text-style-name="P71" svg:width="3.525cm" svg:height="4.599cm" svg:x="0.688cm" svg:y="2.992cm"><text:p text:style-name="P69"><text:span text:style-name="T23">Vartotojo</text:span></text:p><text:p text:style-name="P69"><text:span text:style-name="T23">atmintis</text:span></text:p></draw:rect><draw:line text:anchor-type="paragraph" draw:z-index="5" draw:style-name="gr5" draw:text-style-name="P69" svg:x1="13.407cm" svg:y1="1.062cm" svg:x2="14cm" svg:y2="1.062cm"><text:p/></draw:line><draw:custom-shape text:anchor-type="paragraph" draw:z-index="4" draw:style-name="gr4" draw:text-style-name="P71" svg:width="2.162cm" svg:height="3.961cm" svg:x="14.328cm" svg:y="8.364cm"><text:p text:style-name="P69"><text:span text:style-name="T23">Išorinė</text:span></text:p><text:p text:style-name="P69"><text:span text:style-name="T23">atmintis</text:span></text:p><text:p text:style-name="P69"><text:span text:style-name="T23">(HDD)</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3" draw:style-name="gr3" draw:text-style-name="P71" svg:width="2.692cm" svg:height="1.802cm" svg:x="14cm" svg:y="2.565cm"><text:p text:style-name="P69"><text:span text:style-name="T23">Išvedimo</text:span></text:p><text:p text:style-name="P69"><text:span text:style-name="T23">Įrenginys</text:span></text:p><text:p text:style-name="P69"><text:span text:style-name="T23">(ekranas)</text:span></text:p></draw:rect><draw:rect text:anchor-type="paragraph" draw:z-index="2" draw:style-name="gr3" draw:text-style-name="P71" svg:width="2.692cm" svg:height="1.802cm" svg:x="14cm" svg:y="0.192cm"><text:p text:style-name="P69"><text:span text:style-name="T23">Įvedimo</text:span></text:p><text:p text:style-name="P69"><text:span text:style-name="T23">Įrenginys</text:span></text:p><text:p text:style-name="P69"><text:span text:style-name="T23">(klaviatūra)</text:span></text:p></draw:rect><draw:rect text:anchor-type="paragraph" draw:z-index="11" draw:style-name="gr5" draw:text-style-name="P69" svg:width="1.576cm" svg:height="0.636cm" svg:x="5.946cm" svg:y="2.725cm"><text:p/></draw:rect><draw:rect text:anchor-type="paragraph" draw:z-index="19" draw:style-name="gr5" draw:text-style-name="P69" svg:width="0.795cm" svg:height="0.636cm" svg:x="5.946cm" svg:y="3.508cm"><text:p/></draw:rect><draw:rect text:anchor-type="paragraph" draw:z-index="20" draw:style-name="gr10" draw:text-style-name="P71" svg:width="1.641cm" svg:height="0.6cm" svg:x="5.973cm" svg:y="1.185cm"><text:p text:style-name="P69"><text:span text:style-name="T23">MODE</text:span></text:p></draw:rect><draw:rect text:anchor-type="paragraph" draw:z-index="21" draw:style-name="gr10" draw:text-style-name="P71" svg:width="0.68cm" svg:height="0.6cm" svg:x="10.739cm" svg:y="3.579cm"><text:p text:style-name="P69"><text:span text:style-name="T23">TI</text:span></text:p></draw:rect><draw:rect text:anchor-type="paragraph" draw:z-index="22" draw:style-name="gr10" draw:text-style-name="P71" svg:width="0.705cm" svg:height="0.574cm" svg:x="9.617cm" svg:y="3.577cm"><text:p text:style-name="P69"><text:span text:style-name="T23">SI</text:span></text:p></draw:rect><draw:rect text:anchor-type="paragraph" draw:z-index="23" draw:style-name="gr10" draw:text-style-name="P71" svg:width="0.705cm" svg:height="0.604cm" svg:x="8.56cm" svg:y="3.544cm"><text:p text:style-name="P69"><text:span text:style-name="T23">PI</text:span></text:p></draw:rect><draw:rect text:anchor-type="paragraph" draw:z-index="24" draw:style-name="gr11" draw:text-style-name="P71" svg:width="3.102cm" svg:height="1.01cm" svg:x="9.712cm" svg:y="0.129cm"><text:p text:style-name="P69"><text:span text:style-name="T23">Aukšto lygio</text:span></text:p><text:p text:style-name="P69"><text:span text:style-name="T23">procesorius</text:span></text:p></draw:rect><draw:rect text:anchor-type="paragraph" draw:z-index="25" draw:style-name="gr6" draw:text-style-name="P71" svg:width="3.525cm" svg:height="3.899cm" svg:x="0.688cm" svg:y="7.59cm"><text:p text:style-name="P69"><text:span text:style-name="T23">Supervizoriaus</text:span></text:p><text:p text:style-name="P69"><text:span text:style-name="T23">atmintis</text:span></text:p></draw:rect><draw:rect text:anchor-type="paragraph" draw:z-index="26" draw:style-name="gr12" draw:text-style-name="P71" svg:width="2.557cm" svg:height="0.678cm" svg:x="7.364cm" svg:y="9.07cm"><text:p text:style-name="P69"><text:span text:style-name="T23">3 kanalas</text:span></text:p></draw:rect><draw:rect text:anchor-type="paragraph" draw:z-index="27" draw:style-name="gr12" draw:text-style-name="P71" svg:width="2.557cm" svg:height="0.678cm" svg:x="7.341cm" svg:y="7.528cm"><text:p text:style-name="P69"><text:span text:style-name="T23">2 kanalas</text:span></text:p></draw:rect><draw:rect text:anchor-type="paragraph" draw:z-index="28" draw:style-name="gr12" draw:text-style-name="P71" svg:width="2.557cm" svg:height="0.678cm" svg:x="7.315cm" svg:y="5.939cm"><text:p text:style-name="P69"><text:span text:style-name="T23">1 kanalas</text:span></text:p></draw:rect><draw:line text:anchor-type="paragraph" draw:z-index="29" draw:style-name="gr5" draw:text-style-name="P69" svg:x1="13.414cm" svg:y1="1.062cm" svg:x2="13.421cm" svg:y2="6.167cm"><text:p/></draw:line><draw:line text:anchor-type="paragraph" draw:z-index="30" draw:style-name="gr13" draw:text-style-name="P69" svg:x1="9.871cm" svg:y1="6.167cm" svg:x2="13.422cm" svg:y2="6.167cm"><text:p/></draw:line><draw:line text:anchor-type="paragraph" draw:z-index="31" draw:style-name="gr13" draw:text-style-name="P69" svg:x1="15.369cm" svg:y1="4.366cm" svg:x2="15.369cm" svg:y2="7.887cm"><text:p/></draw:line><draw:line text:anchor-type="paragraph" draw:z-index="32" draw:style-name="gr5" draw:text-style-name="P69" svg:x1="15.369cm" svg:y1="7.886cm" svg:x2="9.897cm" svg:y2="7.888cm"><text:p/></draw:line><draw:line text:anchor-type="paragraph" draw:z-index="33" draw:style-name="gr8" draw:text-style-name="P69" svg:x1="14.328cm" svg:y1="9.375cm" svg:x2="9.92cm" svg:y2="9.375cm"><text:p/></draw:line><draw:line text:anchor-type="paragraph" draw:z-index="34" draw:style-name="gr13" draw:text-style-name="P69" svg:x1="7.315cm" svg:y1="5.939cm" svg:x2="6.74cm" svg:y2="5.937cm"><text:p/></draw:line><draw:line text:anchor-type="paragraph" draw:z-index="35" draw:style-name="gr13" draw:text-style-name="P69" svg:x1="7.341cm" svg:y1="7.528cm" svg:x2="6.297cm" svg:y2="7.528cm"><text:p/></draw:line><draw:line text:anchor-type="paragraph" draw:z-index="36" draw:style-name="gr13" draw:text-style-name="P69" svg:x1="7.364cm" svg:y1="9.073cm" svg:x2="5.801cm" svg:y2="9.066cm"><text:p/></draw:line><draw:line text:anchor-type="paragraph" draw:z-index="38" draw:style-name="gr14" draw:text-style-name="P69" svg:x1="6.297cm" svg:y1="7.528cm" svg:x2="6.297cm" svg:y2="4.323cm"><text:p/></draw:line><draw:line text:anchor-type="paragraph" draw:z-index="39" draw:style-name="gr14" draw:text-style-name="P69" svg:x1="5.801cm" svg:y1="9.067cm" svg:x2="5.801cm" svg:y2="4.32cm"><text:p/></draw:line><draw:line text:anchor-type="paragraph" draw:z-index="40" draw:style-name="gr14" draw:text-style-name="P69" svg:x1="7.315cm" svg:y1="6.617cm" svg:x2="4.212cm" svg:y2="6.615cm"><text:p/></draw:line><draw:line text:anchor-type="paragraph" draw:z-index="41" draw:style-name="gr14" draw:text-style-name="P69" svg:x1="7.341cm" svg:y1="8.206cm" svg:x2="4.212cm" svg:y2="8.206cm"><text:p/></draw:line><draw:line text:anchor-type="paragraph" draw:z-index="42" draw:style-name="gr14" draw:text-style-name="P69" svg:x1="7.364cm" svg:y1="9.748cm" svg:x2="4.212cm" svg:y2="9.744cm"><text:p/></draw:line><draw:line text:anchor-type="paragraph" draw:z-index="37" draw:style-name="gr14" draw:text-style-name="P69" svg:x1="6.74cm" svg:y1="5.937cm" svg:x2="6.74cm" svg:y2="4.323cm"><text:p/></draw:line><draw:frame text:anchor-type="paragraph" draw:z-index="43" draw:style-name="gr15" draw:text-style-name="P69" svg:width="1.017cm" svg:height="0.489cm" svg:x="14.873cm" svg:y="11.52cm"><draw:text-box><text:p text:style-name="P69">swap</text:p></draw:text-box></draw:frame><draw:rect text:anchor-type="paragraph" draw:z-index="44" draw:style-name="gr10" draw:text-style-name="P71" svg:width="0.705cm" svg:height="0.6cm" svg:x="7.89cm" svg:y="1.898cm"><text:p text:style-name="P69"><text:span text:style-name="T23">CH3</text:span></text:p></draw:rect><draw:rect text:anchor-type="paragraph" draw:z-index="45" draw:style-name="gr10" draw:text-style-name="P71" svg:width="0.705cm" svg:height="0.6cm" svg:x="5.969cm" svg:y="1.937cm"><text:p text:style-name="P69"><text:span text:style-name="T23">CH2</text:span></text:p></draw:rect><draw:rect text:anchor-type="paragraph" draw:z-index="46" draw:style-name="gr10" draw:text-style-name="P71" svg:width="0.705cm" svg:height="0.6cm" svg:x="6.907cm" svg:y="1.935cm"><text:p text:style-name="P69"><text:span text:style-name="T23">CH1</text:span></text:p></draw:rect><draw:line text:anchor-type="paragraph" draw:z-index="47" draw:style-name="gr5" draw:text-style-name="P69" svg:x1="0.688cm" svg:y1="3.332cm" svg:x2="4.212cm" svg:y2="3.332cm"><text:p/></draw:line><draw:line text:anchor-type="paragraph" draw:z-index="48" draw:style-name="gr5" draw:text-style-name="P69" svg:x1="0.688cm" svg:y1="7.179cm" svg:x2="4.212cm" svg:y2="7.179cm"><text:p/></draw:line><draw:line text:anchor-type="paragraph" draw:z-index="49" draw:style-name="gr5" draw:text-style-name="P69" svg:x1="0.688cm" svg:y1="3.711cm" svg:x2="4.212cm" svg:y2="3.711cm"><text:p/></draw:line><draw:frame text:anchor-type="paragraph" draw:z-index="51" draw:style-name="gr17" draw:text-style-name="P72" svg:width="0.939cm" svg:height="0.678cm" svg:x="0.302cm" svg:y="2.992cm"><draw:text-box><text:p><text:span text:style-name="T23">0</text:span></text:p></draw:text-box></draw:frame><draw:frame text:anchor-type="paragraph" draw:z-index="50" draw:style-name="gr16" draw:text-style-name="P72" svg:width="1.851cm" svg:height="0.412cm" svg:x="-0.559cm" svg:y="7.179cm"><draw:text-box><text:p><text:span text:style-name="T23">38000</text:span></text:p></draw:text-box></draw:frame><draw:rect text:anchor-type="paragraph" draw:z-index="1" draw:style-name="gr2" draw:text-style-name="P69" svg:width="8.139cm" svg:height="4.195cm" svg:x="4.674cm" svg:y="0.129cm"><text:p/></draw:rect><draw:rect text:anchor-type="paragraph" draw:z-index="104" draw:style-name="gr10" draw:text-style-name="P71" svg:width="0.68cm" svg:height="0.6cm" svg:x="11.802cm" svg:y="3.519cm"><text:p text:style-name="P69"><text:span text:style-name="T23">SP</text:span></text:p></draw:rect>vsdsdsdsvv</text:p>
        </text:list-header>
      </text:list>
      <text:h text:style-name="P53" text:outline-level="3">Realią mašiną sudarantys techninės įrangos komponentai</text:h>
      <text:p text:style-name="P1"><text:span text:style-name="T6">Procesoriaus </text:span><text:span text:style-name="T7">paskirtis - skaityti komandą iš atminties ir ją vykdyti. Procesorius gali dirbti dviem režimais - supervizoriaus arba vartotojo. Supervizoriaus režime komandos iš supervizorinės atminties yra apdorojamos betarpiškai aukšto lygio kalbos procesoriaus. Vartotojo režime aukšto lygio kalbos procesorius vykdo užduoties programą (šiuo atveju aukšto lygio kalbos procesorius imituoja virtualios mašinos procesorių).</text:span><text:span text:style-name="T6"> </text:span></text:p>
      <text:p text:style-name="P1"><text:span text:style-name="T11">Procesorių</text:span><text:span text:style-name="T6"> sudaro šie registrai:</text:span></text:p>
      <text:p text:style-name="P1"><text:span text:style-name="T6"><text:tab/></text:span><text:span text:style-name="T12">Puslapiavimo mechanizmo registras:</text:span></text:p>
      <text:list xml:id="list38315037" text:style-name="L3">
        <text:list-item>
          <text:p text:style-name="P57">PTR – 4 baitų puslapių lentelės registras, antras vyriausias baitas rodo puslapių lentelės dydį-1, du jauniausi – aktyvaus proceso puslapio lentelė</text:p>
        </text:list-item>
      </text:list>
      <text:p text:style-name="P37"><text:span text:style-name="T6"><text:tab/></text:span><text:span text:style-name="T12">Steko viršūnės registras:</text:span></text:p>
      <text:list xml:id="list38305605" text:style-name="L4">
        <text:list-item>
          <text:p text:style-name="P62"><text:span text:style-name="T6">SP – saugo adresą, kuriame </text:span><text:span text:style-name="T12"><text:tab/> <text:s text:c="3"/><text:tab/><text:tab/><text:tab/></text:span></text:p>
        </text:list-item>
      </text:list>
      <text:p text:style-name="P28"><text:tab/><text:span text:style-name="T2">Komandų registras:</text:span></text:p>
      <text:list xml:id="list40569333" text:continue-list="list38315037" text:style-name="L3">
        <text:list-item>
          <text:p text:style-name="P57">IC – 2 baitų virtualios mašinos programos skaitiklis (instruction counter);</text:p>
        </text:list-item>
      </text:list>
      <text:p text:style-name="P37"><text:span text:style-name="T6"><text:tab/></text:span><text:span text:style-name="T12">Loginis registras:</text:span></text:p>
      <text:list xml:id="list40574531" text:continue-numbering="true" text:style-name="L3">
        <text:list-item>
          <text:p text:style-name="P57">C – 1 baito loginis (condition) trigeris, įgyjantis reišmes „T“ (true) arba „F“ (false);</text:p>
        </text:list-item>
      </text:list>
      <text:p text:style-name="P28"><text:tab/><text:span text:style-name="T2">Supervizoriaus/vartotojo rėžimo registras:</text:span></text:p>
      <text:list xml:id="list40568942" text:continue-numbering="true" text:style-name="L3">
        <text:list-item>
          <text:p text:style-name="P57">MODE – 1 baito registras, kuris nurodo kokiu režimu turi dirbti procesorius. Įgyja reikšmes „S“ (supervizoriaus) arba „V“ (vartotojo);</text:p>
        </text:list-item>
      </text:list>
      <text:p text:style-name="P37"><text:span text:style-name="T6"><text:tab/></text:span><text:span text:style-name="T12">Pertraukimų registrai:</text:span></text:p>
      <text:list xml:id="list40582823" text:continue-numbering="true" text:style-name="L3">
        <text:list-item>
          <text:p text:style-name="P57">PI – programinių pertraukimų registras;</text:p>
          <text:p text:style-name="P57"><draw:custom-shape text:anchor-type="paragraph" draw:z-index="80" draw:style-name="gr20" draw:text-style-name="P69" svg:width="0.276cm" svg:height="1.036cm" svg:x="3.071cm" svg:y="0.00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PI = <text:tab/>1 – duomenų apsauga</text:p>
        </text:list-item>
      </text:list>
      <text:p text:style-name="P28"><text:tab/><text:tab/> <text:s text:c="9"/>2- operacijos kodas(klaidingas)</text:p>
      <text:list xml:id="list40583165" text:continue-numbering="true" text:style-name="L3">
        <text:list-item>
          <text:p text:style-name="P57">SI – supervizorinių pertraukimų registras, įgyja vieną reikšmę iš {1, 2, 3}, kur 1 reiškia GD, 2 – PD, 3 – HALT;</text:p>
        </text:list-item>
        <text:list-item>
          <text:p text:style-name="P57">TI – taimerio registras;</text:p>
        </text:list-item>
      </text:list>
      <text:p text:style-name="P28"><text:tab/><text:span text:style-name="T2">Įvedimo/išvedimo įrenginių registrai:</text:span></text:p>
      <text:list xml:id="list40569196" text:continue-numbering="true" text:style-name="L3">
        <text:list-item>
          <text:p text:style-name="P57">CH1, CH2, CH3 – kanalų registrai. Įgyja reikšmes 0 arba 1. 0 reikšmė jei kanalas laisvas, 1 jei kanalas yra užimtas.</text:p>
        </text:list-item>
      </text:list>
      <text:p text:style-name="P28"/>
      <text:p text:style-name="P1"><text:span text:style-name="T6">Modelis turės trijų rūšių </text:span><text:span text:style-name="T11">atmintis</text:span><text:span text:style-name="T6">:</text:span></text:p>
      <text:list xml:id="list38306194" text:style-name="L5">
        <text:list-item>
          <text:p text:style-name="P64">Supervizorinė atmintis yra skirta pačiai operacinei sistemai. Ten laikomi sisteminiai kintamieji, sisteminiai procesai, resursai ir mikroprogramos. Supervizorinė atmintis<text:line-break/>apibrėžiama tokio dydžio, kokio reikia MOS. </text:p>
        </text:list-item>
        <text:list-item>
          <text:p text:style-name="P58">vartotojo atmintis skirta virtualių mašinų atmintims bei puslapių lentelėmis laikyti. </text:p>
        </text:list-item>
        <text:list-item>
          <text:p text:style-name="P58">Išorinėje atmintyje bus laikomos vartotojo programos. Taip pat dalis atminties bus skirta swapping'ui.</text:p>
        </text:list-item>
      </text:list>
      <text:p text:style-name="P29"/>
      <text:p text:style-name="P4"/>
      <text:p text:style-name="P4"><text:soft-page-break/>Puslapiavimo mechanizmas</text:p>
      <text:p text:style-name="P5"/>
      <text:p text:style-name="P2"><text:span text:style-name="T7">Puslapiavimo mechanizmas skirtas sukurti reikiamą atminties dydį virtualiai mašinai. Vienai virtualiai mašinai bus išskirta </text:span><text:span text:style-name="T7">256 blokai po 256 žodžius (žodį sudarys 4 baitai). Sukūrimo procesas:</text:span></text:p>
      <text:list xml:id="list38301334" text:style-name="L6">
        <text:list-item>
          <text:p text:style-name="P59">virtuali mašina prašo išskirti 256 blokų atminties;</text:p>
        </text:list-item>
        <text:list-item>
          <text:p text:style-name="P59">vartotojo atmintyje išskiriami 256 blokai;</text:p>
        </text:list-item>
        <text:list-item>
          <text:p text:style-name="P59">puslapių lentelėje užpildoma 1 blokas realiais 256 blokų adresais;</text:p>
        </text:list-item>
        <text:list-item>
          <text:p text:style-name="P59">PTR registras užpildomas puslapių lentelės realiu adresu;</text:p>
          <text:p text:style-name="P43"><text:span text:style-name="T19">PTR – 4 baitų registras. Pažymėsime PTR reikšmę a</text:span><text:span text:style-name="T18">0</text:span><text:span text:style-name="T19">a</text:span><text:span text:style-name="T18">1</text:span><text:span text:style-name="T19">a</text:span><text:span text:style-name="T18">2</text:span><text:span text:style-name="T19">a</text:span><text:span text:style-name="T18">3</text:span><text:span text:style-name="T19">, kur a</text:span><text:span text:style-name="T18">i</text:span><text:span text:style-name="T19"> yra baitai. Baitas a</text:span><text:span text:style-name="T18">1 </text:span><text:span text:style-name="T19"><text:s/>žymi puslapių lentelės dydį, a</text:span><text:span text:style-name="T18">2</text:span><text:span text:style-name="T19"> * 256 + a</text:span><text:span text:style-name="T18">3</text:span><text:span text:style-name="T19"> žymi puslapių lentelės </text:span><text:span text:style-name="T20">bloko </text:span><text:span text:style-name="T19">adresą.</text:span></text:p>
        </text:list-item>
        <text:list-item>
          <text:p text:style-name="P59">virtuali mašina baigiama kurti ir gauna prieigą prie procesoriaus;</text:p>
        </text:list-item>
        <text:list-item>
          <text:p text:style-name="P63"><text:span text:style-name="T7">virtuali mašina paverčia virtualų adresą x1x2 realiu pagal </text:span><text:span text:style-name="T7">formulę:</text:span></text:p>
          <text:p text:style-name="P45"><text:span text:style-name="T15">Realus adresas = 256 * </text:span><text:span text:style-name="T16">[300+(a2</text:span><text:span text:style-name="T15"> *</text:span><text:span text:style-name="T16">16 +a3)+seg.reg]+x2</text:span><text:span text:style-name="T15"> .</text:span></text:p>
        </text:list-item>
      </text:list>
      <text:p text:style-name="P44"><text:span text:style-name="T15"><text:tab/><text:tab/></text:span></text:p>
      <text:p text:style-name="P29"/>
      <text:p text:style-name="P29"><text:tab/><text:span text:style-name="T2">Kanalų mechanizmas</text:span></text:p>
      <text:p text:style-name="P29"/>
      <text:p text:style-name="P39">Kanalai skirti reguliuoti duomenų įvedimui ir išvedimui skirtos įrangos darbui. Duomenų išvedimas ir įvedimas vyksta supervizoriniame rėžime. Kanalų įrenginį sudaro 3 registrai: SA, DA ir DD. Taip pat kanalų įtrenginys pasiunčia signalą CPU, kurio registre nustatoma kanalo būsena(laisvas/užimtas). Trumpai apie registrus:</text:p>
      <text:list xml:id="list38305343" text:style-name="L7">
        <text:list-item>
          <text:p text:style-name="P60">SA - <text:s/>adresas iš kur bus imamas resursas;</text:p>
        </text:list-item>
        <text:list-item>
          <text:p text:style-name="P60">DA - <text:s/>adresas kur bus talpinamas resursas;</text:p>
        </text:list-item>
        <text:list-item>
          <text:p text:style-name="P60">DD (data direction) – duomenų kryptis. Įgis reikšmes 0 kai srautą bus norima nukreipti į išorinį įrenginį, 1 kai srautą bus norima nukreipti į vartotojo atmintį (iš išorinio įrenginio).</text:p>
        </text:list-item>
      </text:list>
      <text:p text:style-name="P29"/>
      <text:p text:style-name="P29"><draw:frame text:anchor-type="paragraph" draw:z-index="97" draw:style-name="gr28" svg:width="2.647cm" svg:height="0.548cm" svg:x="1.856cm" svg:y="0.589cm"><draw:text-box><text:p>kanalas</text:p></draw:text-box></draw:frame><draw:frame text:anchor-type="paragraph" draw:z-index="99" draw:style-name="gr30" draw:text-style-name="P69" svg:width="2.555cm" svg:height="0.976cm" svg:x="7.694cm" svg:y="0.344cm"><draw:text-box><text:p text:style-name="P69">Realus procesorius</text:p></draw:text-box></draw:frame></text:p>
      <text:p text:style-name="P29"><draw:rect text:anchor-type="paragraph" draw:z-index="84" draw:style-name="gr2" draw:text-style-name="P69" svg:width="4.41cm" svg:height="2.557cm" svg:x="1.856cm" svg:y="0.478cm"><text:p/></draw:rect><draw:line text:anchor-type="paragraph" draw:z-index="101" draw:style-name="gr32" draw:text-style-name="P69" svg:x1="6.265cm" svg:y1="1.106cm" svg:x2="7.694cm" svg:y2="0.376cm"><text:p/></draw:line></text:p>
      <text:p text:style-name="P29"><draw:rect text:anchor-type="paragraph" draw:z-index="86" draw:style-name="gr2" draw:text-style-name="P69" svg:width="1.946cm" svg:height="0.488cm" svg:x="2.251cm" svg:y="0.198cm"><text:p/></draw:rect><draw:line text:anchor-type="paragraph" draw:z-index="88" draw:style-name="gr2" draw:text-style-name="P69" svg:x1="2.616cm" svg:y1="0.685cm" svg:x2="2.616cm" svg:y2="0.198cm"><text:p/></draw:line><draw:line text:anchor-type="paragraph" draw:z-index="89" draw:style-name="gr2" draw:text-style-name="P69" svg:x1="3.193cm" svg:y1="0.685cm" svg:x2="3.193cm" svg:y2="0.198cm"><text:p/></draw:line><draw:line text:anchor-type="paragraph" draw:z-index="90" draw:style-name="gr2" draw:text-style-name="P69" svg:x1="3.741cm" svg:y1="0.685cm" svg:x2="3.741cm" svg:y2="0.198cm"><text:p/></draw:line><draw:frame text:anchor-type="paragraph" draw:z-index="94" draw:style-name="gr25" draw:text-style-name="P69" svg:width="0.669cm" svg:height="0.518cm" svg:x="4.531cm" svg:y="0.106cm"><draw:text-box><text:p text:style-name="P69">SA</text:p></draw:text-box></draw:frame><draw:frame text:anchor-type="paragraph" draw:z-index="100" draw:style-name="gr31" draw:text-style-name="P69" svg:width="3.62cm" svg:height="0.761cm" svg:x="12.012cm" svg:y="-0.109cm"><draw:text-box><text:p text:style-name="P69">Vartotojo atmintis</text:p></draw:text-box></draw:frame><draw:line text:anchor-type="paragraph" draw:z-index="103" draw:style-name="gr32" draw:text-style-name="P69" svg:x1="6.265cm" svg:y1="1.168cm" svg:x2="12.012cm" svg:y2="0.529cm"><text:p/></draw:line></text:p>
      <text:list xml:id="list40589443" text:continue-numbering="true" text:style-name="L7">
        <text:list-header>
          <text:p text:style-name="P60"><draw:rect text:anchor-type="paragraph" draw:z-index="87" draw:style-name="gr2" draw:text-style-name="P69" svg:width="1.946cm" svg:height="0.488cm" svg:x="2.251cm" svg:y="0.196cm"><text:p/></draw:rect><draw:line text:anchor-type="paragraph" draw:z-index="91" draw:style-name="gr2" draw:text-style-name="P69" svg:x1="2.676cm" svg:y1="0.196cm" svg:x2="2.676cm" svg:y2="0.683cm"><text:p/></draw:line><draw:line text:anchor-type="paragraph" draw:z-index="92" draw:style-name="gr2" draw:text-style-name="P69" svg:x1="3.254cm" svg:y1="0.196cm" svg:x2="3.254cm" svg:y2="0.683cm"><text:p/></draw:line><draw:line text:anchor-type="paragraph" draw:z-index="93" draw:style-name="gr2" draw:text-style-name="P69" svg:x1="3.801cm" svg:y1="0.196cm" svg:x2="3.801cm" svg:y2="0.683cm"><text:p/></draw:line><draw:frame text:anchor-type="paragraph" draw:z-index="95" draw:style-name="gr25" draw:text-style-name="P69" svg:width="0.669cm" svg:height="0.518cm" svg:x="4.47cm" svg:y="0.258cm"><draw:text-box><text:p text:style-name="P69">DA</text:p></draw:text-box></draw:frame></text:p>
          <text:p text:style-name="P60"><draw:rect text:anchor-type="paragraph" draw:z-index="85" draw:style-name="gr2" draw:text-style-name="P69" svg:width="0.518cm" svg:height="0.458cm" svg:x="2.281cm" svg:y="0.176cm"><text:p/></draw:rect><draw:frame text:anchor-type="paragraph" draw:z-index="96" draw:style-name="gr27" svg:width="0.853cm" svg:height="0.489cm" svg:x="3.071cm" svg:y="0.168cm"><draw:text-box><text:p>DD</text:p></draw:text-box></draw:frame><draw:frame text:anchor-type="paragraph" draw:z-index="98" draw:style-name="gr29" draw:text-style-name="P69" svg:width="3.985cm" svg:height="0.518cm" svg:x="9.428cm" svg:y="0.318cm"><draw:text-box><text:p text:style-name="P69">Išorinis įrenginys</text:p></draw:text-box></draw:frame></text:p>
          <text:p text:style-name="P60"><draw:line text:anchor-type="paragraph" draw:z-index="102" draw:style-name="gr32" draw:text-style-name="P69" svg:x1="9.428cm" svg:y1="0.106cm" svg:x2="6.265cm" svg:y2="0.106cm"><text:p/></draw:line> </text:p>
          <text:p text:style-name="P60"/>
        </text:list-header>
      </text:list>
      <text:p text:style-name="P7">Taimerio mechanizmas</text:p>
      <text:p text:style-name="P6"/>
      <text:p text:style-name="P8">Taimerio aparatūra mažina taimerio registrą vienetu po kiekvieno 10 sąlyginių centrinio procesoriaus darbo laiko vienetų. Kai taimerio registras tampa lygus vienetui įvyksta taimerio pertraukimas. Taimerio reikšmė gali ir toliau mažėti, ji gali būtu nustatyta ir pakeista supervizoriaus rėžime.</text:p>
      <text:p text:style-name="P6"/>
      <text:p text:style-name="P7"><text:soft-page-break/></text:p>
      <text:p text:style-name="P22"><text:tab/><text:span text:style-name="T2">Supervizorinis rėžimas</text:span></text:p>
      <text:p text:style-name="P23"/>
      <text:p text:style-name="P24"><text:span text:style-name="T8"><text:tab/></text:span><text:span text:style-name="T7">Supervizoriaus rėžimas įjungiamas įvykus pertraukimui vykdant vartotojo programą(vartotojo rėžime). Supervizoriniame rėžime procesoriauss darbo pertraukti negalima, tačiau įvykus pertraukimui jo registre pakeičiama reikšmė(priklausomai nuo pertraukimo).</text:span></text:p>
      <text:p text:style-name="P7"/>
      <text:p text:style-name="P7">Pertraukimo mechanizmas</text:p>
      <text:p text:style-name="P6"/>
      <text:p text:style-name="P6">Pertraukimai gali būti šie:</text:p>
      <text:list xml:id="list38302691" text:style-name="L8">
        <text:list-item>
          <text:list>
            <text:list-item>
              <text:p text:style-name="P66">programiniai(pažeistas operacijos kodas ar adresacija)</text:p>
            </text:list-item>
            <text:list-item>
              <text:p text:style-name="P66">supervizoriaus(GD, PD, HALT)</text:p>
            </text:list-item>
            <text:list-item>
              <text:p text:style-name="P66">įvedimo/išvedimo(baigus šias operacijas)</text:p>
            </text:list-item>
            <text:list-item>
              <text:p text:style-name="P66">taimerio(kai TI=0)</text:p>
            </text:list-item>
          </text:list>
        </text:list-item>
      </text:list>
      <text:p text:style-name="P6"/>
      <text:p text:style-name="P6">Pirmo ir antro tipo pertraukimai kyla tik dirbant vartotojo rėžimu. Trečio ir ketvirto tipo pertraukimai gali kilti tiek dirbant supervizoriaus rėžime, tiek vartotojo. Pertraukimai gali vienu metu kilti kelių rūšių. Jų registrų reikšmės yra nustatomos nepriklausomai nuo to ar leisti to tipo pertraukimai, ar ne. Sistemai aptikus pertraukimą sustabdomas vartotojo programos veikimas.</text:p>
      <text:p text:style-name="P6"/>
      <text:p text:style-name="P7">Išvedimo/įrengimo įrenginiai</text:p>
      <text:list xml:id="list38300459" text:style-name="L9">
        <text:list-item>
          <text:list>
            <text:list-item>
              <text:p text:style-name="P67">klaviatūra(įvedimui)</text:p>
            </text:list-item>
            <text:list-item>
              <text:p text:style-name="P67">monitorius(išvedimui)</text:p>
            </text:list-item>
            <text:list-item>
              <text:p text:style-name="P67">išorinė atmintis(įvedimui ir išvedimui)</text:p>
            </text:list-item>
          </text:list>
        </text:list-item>
      </text:list>
      <text:p text:style-name="P23"/>
      <text:p text:style-name="P23"><text:tab/><text:span text:style-name="T2">Swapping'as</text:span></text:p>
      <text:p text:style-name="P24"/>
      <text:p text:style-name="P23"><text:span text:style-name="T2"><text:tab/></text:span><text:span text:style-name="T3">Tai yra vartotojo atminties atvaizdavimas į išorinį atminties įrenginį, pritūkus vartotojo atminties. Mūsų atveju pritrūkus vartotojo atminties bus atvaizduojamas vienas jos blokas.</text:span></text:p>
      <text:p text:style-name="P68"/>
      <text:h text:style-name="P49" text:outline-level="2">Virtuali mašina</text:h>
      <text:p text:style-name="P40">Virtuali mašina – programinė mašinos implementacija, kuri vykdo programas kaip reali mašina. Pagrindinė virtualios mašinos savybė yra ta, kad jos charakteristikos yra ribotos.</text:p>
      <text:p text:style-name="P40"/>
      <text:p text:style-name="P41">CS:IP = FF</text:p>
      <text:p text:style-name="P40"><text:span text:style-name="T21">SS:</text:span>SP <text:span text:style-name="T21">= </text:span>FF</text:p>
      <text:h text:style-name="P50" text:outline-level="3">Virtualios mašinos modelis</text:h>
      <text:h text:style-name="P50" text:outline-level="3" text:is-list-header="true"><draw:rect text:anchor-type="paragraph" draw:z-index="52" draw:style-name="gr2" draw:text-style-name="P69" svg:width="7.7cm" svg:height="5.742cm" svg:x="1.598cm" svg:y="0.827cm"><text:p/></draw:rect><draw:rect text:anchor-type="paragraph" draw:z-index="53" draw:style-name="gr2" draw:text-style-name="P69" svg:width="1.059cm" svg:height="0.477cm" svg:x="2.524cm" svg:y="2.997cm"><text:p/></draw:rect><draw:line text:anchor-type="paragraph" draw:z-index="54" draw:style-name="gr2" draw:text-style-name="P69" svg:x1="3.026cm" svg:y1="2.997cm" svg:x2="3.026cm" svg:y2="3.473cm"><text:p/></draw:line><draw:frame text:anchor-type="paragraph" draw:z-index="55" draw:style-name="gr18" svg:width="0.503cm" svg:height="0.489cm" svg:x="3.926cm" svg:y="3.023cm"><draw:text-box><text:p>IC</text:p></draw:text-box></draw:frame><draw:rect text:anchor-type="paragraph" draw:z-index="56" draw:style-name="gr2" draw:text-style-name="P69" svg:width="1.033cm" svg:height="0.424cm" svg:x="2.551cm" svg:y="3.976cm"><text:p/></draw:rect><draw:line text:anchor-type="paragraph" draw:z-index="57" draw:style-name="gr2" draw:text-style-name="P69" svg:x1="3.079cm" svg:y1="3.976cm" svg:x2="3.079cm" svg:y2="4.399cm"><text:p/></draw:line><draw:frame text:anchor-type="paragraph" draw:z-index="58" draw:style-name="gr19" svg:width="0.583cm" svg:height="0.489cm" svg:x="3.874cm" svg:y="4.029cm"><draw:text-box><text:p>SP</text:p></draw:text-box></draw:frame><draw:rect text:anchor-type="paragraph" draw:z-index="59" draw:style-name="gr2" draw:text-style-name="P69" svg:width="3.017cm" svg:height="9.632cm" svg:x="12.658cm" svg:y="0.96cm"><text:p/></draw:rect><draw:line text:anchor-type="paragraph" draw:z-index="60" draw:style-name="gr2" draw:text-style-name="P69" svg:x1="12.657cm" svg:y1="1.463cm" svg:x2="15.673cm" svg:y2="1.463cm"><text:p/></draw:line><draw:line text:anchor-type="paragraph" draw:z-index="61" draw:style-name="gr2" draw:text-style-name="P69" svg:x1="12.657cm" svg:y1="1.992cm" svg:x2="15.673cm" svg:y2="1.992cm"><text:p/></draw:line><draw:line text:anchor-type="paragraph" draw:z-index="62" draw:style-name="gr2" draw:text-style-name="P69" svg:x1="12.657cm" svg:y1="2.494cm" svg:x2="15.673cm" svg:y2="2.494cm"><text:p/></draw:line><draw:line text:anchor-type="paragraph" draw:z-index="63" draw:style-name="gr2" draw:text-style-name="P69" svg:x1="12.657cm" svg:y1="10.141cm" svg:x2="15.673cm" svg:y2="10.141cm"><text:p/></draw:line><draw:line text:anchor-type="paragraph" draw:z-index="64" draw:style-name="gr2" draw:text-style-name="P69" svg:x1="12.657cm" svg:y1="9.718cm" svg:x2="15.673cm" svg:y2="9.718cm"><text:p/></draw:line><draw:frame text:anchor-type="paragraph" draw:z-index="65" draw:style-name="gr19" svg:width="0.662cm" svg:height="0.489cm" svg:x="11.811cm" svg:y="1.039cm"><draw:text-box><text:p>00</text:p></draw:text-box></draw:frame><draw:line text:anchor-type="paragraph" draw:z-index="66" draw:style-name="gr5" draw:text-style-name="P69" svg:x1="12.657cm" svg:y1="3.738cm" svg:x2="15.673cm" svg:y2="3.738cm"><text:p/></draw:line><draw:line text:anchor-type="paragraph" draw:z-index="67" draw:style-name="gr5" draw:text-style-name="P69" svg:x1="12.657cm" svg:y1="4.241cm" svg:x2="15.673cm" svg:y2="4.241cm"><text:p/></draw:line><draw:line text:anchor-type="paragraph" draw:z-index="68" draw:style-name="gr5" draw:text-style-name="P69" svg:x1="12.657cm" svg:y1="4.717cm" svg:x2="15.673cm" svg:y2="4.717cm"><text:p/></draw:line><draw:custom-shape text:anchor-type="paragraph" draw:z-index="69" draw:style-name="gr20" draw:text-style-name="P69" svg:width="0.477cm" svg:height="3.282cm" svg:x="15.674cm" svg:y="0.9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70" draw:style-name="gr5" draw:text-style-name="P69" svg:x1="12.657cm" svg:y1="7.76cm" svg:x2="15.673cm" svg:y2="7.76cm"><text:p/></draw:line><draw:line text:anchor-type="paragraph" draw:z-index="71" draw:style-name="gr5" draw:text-style-name="P69" svg:x1="12.657cm" svg:y1="8.315cm" svg:x2="15.673cm" svg:y2="8.315cm"><text:p/></draw:line><draw:custom-shape text:anchor-type="paragraph" draw:z-index="72" draw:style-name="gr21" svg:width="5.504cm" svg:height="2.726cm" svg:x="1.281cm" svg:y="13.0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3" draw:style-name="gr21" svg:width="5.504cm" svg:height="2.726cm" svg:x="7.763cm" svg:y="13.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4" draw:style-name="gr22" svg:width="3.97cm" svg:height="1.324cm" svg:x="1.969cm" svg:y="13.739cm"><draw:text-box><text:p>Virtualus įvedimo</text:p><text:p>įrenginys</text:p></draw:text-box></draw:frame><draw:frame text:anchor-type="paragraph" draw:z-index="75" draw:style-name="gr23" svg:width="4.287cm" svg:height="1.297cm" svg:x="8.345cm" svg:y="13.792cm"><draw:text-box><text:p>Virtualus išvedimo</text:p><text:p>įrenginys</text:p></draw:text-box></draw:frame><draw:line text:anchor-type="paragraph" draw:z-index="76" draw:style-name="gr24" draw:text-style-name="P69" svg:x1="3.953cm" svg:y1="13.078cm" svg:x2="12.658cm" svg:y2="6.622cm"><text:p/></draw:line><draw:line text:anchor-type="paragraph" draw:z-index="77" draw:style-name="gr24" draw:text-style-name="P69" svg:x1="9.112cm" svg:y1="13.131cm" svg:x2="12.657cm" svg:y2="8.739cm"><text:p/></draw:line><draw:line text:anchor-type="paragraph" draw:z-index="78" draw:style-name="gr24" draw:text-style-name="P69" svg:x1="9.297cm" svg:y1="2.997cm" svg:x2="12.657cm" svg:y2="3.023cm"><text:p/></draw:line><draw:frame text:anchor-type="paragraph" draw:z-index="79" draw:style-name="gr19" svg:width="1.548cm" svg:height="0.489cm" svg:x="11.435cm" svg:y="10.088cm"><draw:text-box><text:p>FFFF</text:p></draw:text-box></draw:frame><draw:frame text:anchor-type="paragraph" draw:z-index="81" draw:style-name="gr25" svg:width="4.41cm" svg:height="0.518cm" svg:x="1.734cm" svg:y="0.318cm"><draw:text-box><text:p>Virtualus procesorius</text:p></draw:text-box></draw:frame><draw:frame text:anchor-type="paragraph" draw:z-index="82" draw:style-name="gr25" svg:width="3.103cm" svg:height="0.518cm" svg:x="12.621cm" svg:y="0.469cm"><draw:text-box><text:p>Virtuali atmintis</text:p></draw:text-box></draw:frame><draw:frame text:anchor-type="paragraph" draw:z-index="83" draw:style-name="gr26" svg:width="2.463cm" svg:height="0.883cm" svg:x="16.362cm" svg:y="2.478cm"><draw:text-box><text:p>0 blokas</text:p></draw:text-box></draw:frame></text:h>
      <text:h text:style-name="P54" text:outline-level="3" text:is-list-header="true"/>
      <text:h text:style-name="P50" text:outline-level="3">Virtualios mašinos loginių komponentų aprašymas</text:h>
      <text:p text:style-name="P32"><text:tab/></text:p>
      <text:p text:style-name="Text_20_body"><text:span text:style-name="T13"><text:tab/></text:span><text:span text:style-name="T10">Virtualios mašinos atmintis</text:span></text:p>
      <text:p text:style-name="P34"><text:tab/></text:p>
      <text:p text:style-name="Text_20_body"><text:span text:style-name="T14"><text:tab/></text:span><text:span text:style-name="T9">Virtulios mašinos atmintis sudaryta iš 256 blokų po 256 žodžius. Žodžio dydis yra 4 baitai.</text:span></text:p>
      <text:p text:style-name="P30">Virtuali atmintis yra suskirstyta į dvi dalis:</text:p>
      <text:list xml:id="list38300442" text:style-name="L10">
        <text:list-item>
          <text:list>
            <text:list-item>
              <text:list>
                <text:list-item>
                  <text:p text:style-name="P61">duomenų <text:s/>segmentas DS, kuriame bus laikomi ir duomenys. Dydis bus 100 blokų.</text:p>
                </text:list-item>
                <text:list-item>
                  <text:p text:style-name="P61">kodo segmentas CS, kuriame laikomos programos komandos. Dydis 100 blokų.</text:p>
                </text:list-item>
                <text:list-item>
                  <text:p text:style-name="P61">steko segmentas, kuriame operuojama duomenims. Dydis 56 blokai.</text:p>
                </text:list-item>
              </text:list>
            </text:list-item>
          </text:list>
        </text:list-item>
      </text:list>
      <text:p text:style-name="P30"><text:tab/></text:p>
      <text:p text:style-name="Text_20_body"><text:span text:style-name="T9"><text:tab/></text:span><text:span text:style-name="T10">Virtualus procesorius</text:span></text:p>
      <text:p text:style-name="P31"/>
      <text:p text:style-name="Text_20_body"><text:span text:style-name="T10"><text:tab/></text:span><text:span text:style-name="T9">Virtualus procesorius turi tik du registrus. Komandų skaitliuką (IC) ir rodyklę į viršutinį steko elementą. <text:s/>Virtualiai mašinai pradėjus darbą IC=0, o SP priskiriamas paskutiniam virtualios mašinos žodžio adresui.</text:span></text:p>
      <text:p text:style-name="P30"/>
      <text:p text:style-name="Text_20_body"><text:span text:style-name="T9"><text:tab/></text:span><text:span text:style-name="T10">Virtualus įvedimo įrenginys</text:span></text:p>
      <text:p text:style-name="P31"><text:tab/></text:p>
      <text:p text:style-name="Text_20_body"><text:span text:style-name="T10"><text:tab/></text:span><text:span text:style-name="T9">Virtualaus įvedimo įrenginio pagalba duomenys įvedami į virtualią atmintį. Duomenų įvedimas vyksta po vieną bloką(256 žodžių).</text:span></text:p>
      <text:p text:style-name="P30"/>
      <text:p text:style-name="Text_20_body"><text:span text:style-name="T9"><text:tab/></text:span><text:span text:style-name="T10">Virtualus išvedimo įrenginys </text:span></text:p>
      <text:p text:style-name="P31"/>
      <text:p text:style-name="Text_20_body"><text:span text:style-name="T10"><text:tab/></text:span><text:span text:style-name="T9">Jo pagalba duomenys yra išvedami iš virtulios atminties. Duomenų išvedimas vyksta kaip ir įvedimas po vieną bloką.</text:span></text:p>
      <text:p text:style-name="P32"><text:tab/></text:p>
      <text:h text:style-name="P51" text:outline-level="3">Virtualios mašinos procesoriaus komandų sistema</text:h>
      <text:p text:style-name="P33"/>
      <text:p text:style-name="P33">x1 – nurodo bloko numerį.</text:p>
      <text:p text:style-name="P33">x2 – nurodo atminties žodžio adresą.</text:p>
      <text:p text:style-name="P36">DS</text:p>
      <text:p text:style-name="P33">Darbo su steku komandos:</text:p>
      <text:p text:style-name="P15"><text:span text:style-name="T2">ADD</text:span> – sudeda du viršutinius steko elementus, sumažina steko rodyklę (SP) vienetu ir padeda rezultatą į steko viršūnę.</text:p>
      <text:p text:style-name="P15"><text:span text:style-name="T2">SUB</text:span> – atima steko viršūnėje esantį elementą iš antro nuo viršaus steko elemento, sumažina steko <text:soft-page-break/>rodyklę (SP) vienetu ir padeda rezultatą į steko viršūnę.</text:p>
      <text:p text:style-name="P15"><text:span text:style-name="T2">ML</text:span> – sudaugina du viršutinius steko elementus, sumažina steko rodyklę (SP) vienetu ir padeda rezultatą į steko viršūnę.</text:p>
      <text:p text:style-name="P15"><text:span text:style-name="T2">DV</text:span> – padalina antrą nuo viršaus steko elementą iš esančio iršūnėje, sumažina steko rodyklę (SP) vienetu ir padeda rezultatą į steko viršūnę.</text:p>
      <text:p text:style-name="P15"><text:span text:style-name="T2">PO</text:span> x1 x2 – steko viršūnėje esantis žodis patalpinamas adresu x1 x2(pagrindinės atminties segmente) ir steko rodyklė sumažinama vienetu.</text:p>
      <text:p text:style-name="P15"><text:span text:style-name="T2">PH</text:span> x1 x2 – steko rodėklė (SP) padidinama vienetu ir <text:s/>žodis esantis adresu x1 x2(pagrindinės atminties segmente) patalpinamas į steko viršūnę..</text:p>
      <text:p text:style-name="P15"/>
      <text:p text:style-name="P15">(Be)sąlyginio valdymo perdavimo komandos:</text:p>
      <text:p text:style-name="P15"/>
      <text:p text:style-name="P15"><text:span text:style-name="T2">GT</text:span> x1 x2 – besąlyginio valdymo perdavimas adresu 256 * x1 + x2.</text:p>
      <text:p text:style-name="P15"><text:span text:style-name="T2">JZ</text:span> x1 x2 – sąlyginio valdymo perdavimas adresu 256 * x1 + x2. Jei steko viršūnėje esanti reikšmė lygi 0.</text:p>
      <text:p text:style-name="P15"><text:span text:style-name="T2">JN</text:span> x1 x2 – sąlyginio valdymo perdavimas adresu 256 * x1 + x2. Jei steko viršūnėje esanti reikšmė mažesnė už 0.</text:p>
      <text:p text:style-name="P15"><text:span text:style-name="T2">JG</text:span> x1 x2 – sąlyginio valdymo perdavimas adresu 256 * x1 + x2. <text:s/>Jei steko viršūnėje esanti reikšmė dedesnė ar lygi 0.</text:p>
      <text:p text:style-name="P15"/>
      <text:p text:style-name="P15">Darbo su įvedimo/išvedimo srautu komandos:</text:p>
      <text:p text:style-name="P15"/>
      <text:p text:style-name="P15"><text:span text:style-name="T2">GD</text:span> x1 x2 – perskaito 256 žodžius iš įvedimo srauto (virtualus įvedimo įrenginys) ir patalpina į atminties x1 bloką.</text:p>
      <text:p text:style-name="P15"><text:span text:style-name="T2">PD</text:span> x1 x2– išveda 256 žodžius iš atminties(adresas x1) į išvedimo srautą (virtualų išvedimo įrenginį). </text:p>
      <text:p text:style-name="P15">x2 -visada bus lygus 0. <text:s/></text:p>
      <text:p text:style-name="P15"/>
      <text:p text:style-name="P15"/>
      <text:p text:style-name="P15"><text:span text:style-name="T4">HALT</text:span><text:span text:style-name="T5"> – komanda baigianti programos darbą.</text:span></text:p>
      <text:h text:style-name="P52" text:outline-level="3">Bendravimo su įvedimo / išvedimo įrenginiais mechanizmo aprašymas.</text:h>
      <text:p text:style-name="P42">Duomenų įvedimas programoms bus vykdomas klaviatūros pagalba, o programų darbo rezultatai išvedami į ekraną. Bendravimas vyks gavus komandą PD ir GD. PD komandą išves norimą informaciją į ekraną. GD komanda įves informaciją iš klaviatūros.</text:p>
      <text:p text:style-name="P32"/>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 Sans1" svg:font-family="'Lucida Sans'"/>
    <style:font-face style:name="OpenSymbol" svg:font-family="OpenSymbol"/>
    <style:font-face style:name="Times New Roman1" svg:font-family="'Times New Roman'"/>
    <style:font-face style:name="Consolas" svg:font-family="Consolas"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t" fo:country="L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ytis Karciauskas</meta:initial-creator>
    <meta:creation-date>2011-02-18T21:09:24</meta:creation-date>
    <dc:date>2011-04-05T20:45:03.19</dc:date>
    <meta:editing-duration>P4DT38M50S</meta:editing-duration>
    <meta:editing-cycles>72</meta:editing-cycles>
    <meta:generator>OpenOffice.org/3.3$Win32 OpenOffice.org_project/330m20$Build-9567</meta:generator>
    <meta:document-statistic meta:table-count="0" meta:image-count="0" meta:object-count="0" meta:page-count="9" meta:paragraph-count="131" meta:word-count="1559" meta:character-count="11542"/>
  </office:meta>
</office:document-meta>
</file>